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ParágrafodaLista" style:list-style-name="LFO7" style:family="paragraph"/>
    <style:style style:name="T8" style:parent-style-name="Fonteparág.padrão" style:family="text">
      <style:text-properties fo:font-weight="bold" style:font-weight-asian="bold" style:font-weight-complex="bold"/>
    </style:style>
    <style:style style:name="P9" style:parent-style-name="ParágrafodaLista" style:list-style-name="LFO6" style:family="paragraph"/>
    <style:style style:name="T10" style:parent-style-name="Fonteparág.padrão" style:family="text">
      <style:text-properties fo:font-weight="bold" style:font-weight-asian="bold" style:font-weight-complex="bold"/>
    </style:style>
    <style:style style:name="P11" style:parent-style-name="ParágrafodaLista" style:list-style-name="LFO5" style:family="paragraph"/>
    <style:style style:name="T12" style:parent-style-name="Fonteparág.padrão" style:family="text">
      <style:text-properties fo:font-weight="bold" style:font-weight-asian="bold" style:font-weight-complex="bold"/>
    </style:style>
    <style:style style:name="P13" style:parent-style-name="ParágrafodaLista" style:list-style-name="LFO4" style:family="paragraph"/>
    <style:style style:name="T14" style:parent-style-name="Fonteparág.padrão" style:family="text">
      <style:text-properties fo:font-weight="bold" style:font-weight-asian="bold" style:font-weight-complex="bold"/>
    </style:style>
    <style:style style:name="P15" style:parent-style-name="ParágrafodaLista" style:list-style-name="LFO3" style:family="paragraph"/>
    <style:style style:name="T16" style:parent-style-name="Fonteparág.padrão" style:family="text">
      <style:text-properties fo:font-weight="bold" style:font-weight-asian="bold" style:font-weight-complex="bold"/>
    </style:style>
    <style:style style:name="P17" style:parent-style-name="ParágrafodaLista" style:list-style-name="LFO2" style:family="paragraph"/>
    <style:style style:name="T18" style:parent-style-name="Fonteparág.padrão" style:family="text">
      <style:text-properties fo:font-weight="bold" style:font-weight-asian="bold" style:font-weight-complex="bold"/>
    </style:style>
    <style:style style:name="P19" style:parent-style-name="ParágrafodaLista" style:list-style-name="LFO1" style:family="paragraph"/>
    <style:style style:name="T20" style:parent-style-name="Fonteparág.padrão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Fonteparág.padrão" style:family="text">
      <style:text-properties fo:font-weight="bold" style:font-weight-asian="bold" style:font-weight-complex="bold" fo:language="pt" fo:country="BR"/>
    </style:style>
    <style:style style:name="T26" style:parent-style-name="Fonteparág.padrão" style:family="text">
      <style:text-properties fo:font-weight="bold" style:font-weight-asian="bold" style:font-weight-complex="bold" fo:language="pt" fo:country="BR"/>
    </style:style>
    <style:style style:name="T27" style:parent-style-name="Fonteparág.padrão" style:family="text">
      <style:text-properties fo:language="pt" fo:country="BR"/>
    </style:style>
    <style:style style:name="T28" style:parent-style-name="Fonteparág.padrão" style:family="text">
      <style:text-properties fo:language="pt" fo:country="BR"/>
    </style:style>
  </office:automatic-styles>
  <office:body>
    <office:text text:use-soft-page-breaks="true">
      <text:p text:style-name="P1">BRIEFING DO PROJETO</text:p>
      <text:p text:style-name="P2">1. Nome dos Integrantes</text:p>
      <text:p text:style-name="Normal">Giovane Bruno Coelho Colacioppo</text:p>
      <text:p text:style-name="Normal">Marcos Vinicius Bispo de Oliveira</text:p>
      <text:p text:style-name="Normal">Ryan de Souza Silva</text:p>
      <text:p text:style-name="Normal"/>
      <text:p text:style-name="P3">2. Tema do Projeto</text:p>
      <text:p text:style-name="Normal">Desenvolvimento de uma aplicação web para gerenciamento de um pet shop, com foco no controle de estoque, vendas e apoio à tomada de decisão.</text:p>
      <text:p text:style-name="P4"/>
      <text:p text:style-name="P5">3. Objetivo Principal</text:p>
      <text:p text:style-name="Normal">Desenvolver um sistema web que permita o controle e gerenciamento de estoque e vendas de um pet shop, automatizando processos manuais, reduzindo erros operacionais e fornecendo informações estratégicas para a gestão do negócio.</text:p>
      <text:p text:style-name="Normal"/>
      <text:p text:style-name="P6">4. Objetivos Específicos</text:p>
      <text:p text:style-name="Normal">Para atender ao objetivo principal, o sistema deverá contemplar as seguintes funcionalidades:</text:p>
      <text:list text:style-name="LFO7" text:continue-numbering="true">
        <text:list-item>
          <text:p text:style-name="P7"><text:span text:style-name="T8">Gestão de Produtos:</text:span><text:line-break/><text:s/>Permitir o cadastro, edição, exclusão e consulta de produtos, incluindo informações como nome, categoria, preço, fornecedor e quantidade em estoque.</text:p>
        </text:list-item>
      </text:list>
      <text:list text:style-name="LFO6" text:continue-numbering="true">
        <text:list-item>
          <text:p text:style-name="P9"><text:span text:style-name="T10">Controle de Estoque:</text:span><text:line-break/><text:s/>Monitorar automaticamente a entrada e saída de produtos, atualizando quantidades em tempo real e emitindo alertas de baixo estoque.</text:p>
        </text:list-item>
      </text:list>
      <text:list text:style-name="LFO5" text:continue-numbering="true">
        <text:list-item>
          <text:p text:style-name="P11"><text:span text:style-name="T12">Registro de Vendas (PDV):</text:span><text:line-break/><text:s/>Possibilitar o registro de vendas de forma rápida e intuitiva, com cálculo automático de valores e atualização do estoque.</text:p>
        </text:list-item>
      </text:list>
      <text:soft-page-break/>
      <text:list text:style-name="LFO4" text:continue-numbering="true">
        <text:list-item>
          <text:p text:style-name="P13"><text:span text:style-name="T14">Emissão de Recibos:</text:span><text:line-break/><text:s/>Gerar comprovantes de venda em formato digital (PDF), permitindo impressão ou armazenamento.</text:p>
        </text:list-item>
      </text:list>
      <text:list text:style-name="LFO3" text:continue-numbering="true">
        <text:list-item>
          <text:p text:style-name="P15"><text:span text:style-name="T16">Relatórios Gerenciais:</text:span><text:line-break/><text:s/>Disponibilizar relatórios de vendas por período, produtos mais vendidos e desempenho financeiro.</text:p>
        </text:list-item>
      </text:list>
      <text:list text:style-name="LFO2" text:continue-numbering="true">
        <text:list-item>
          <text:p text:style-name="P17"><text:span text:style-name="T18">Dashboard de Análise de Negócio:</text:span><text:line-break/><text:s/>Apresentar indicadores visuais (gráficos e métricas) para auxiliar na tomada de decisão, como lucro, volume de vendas e giro de estoque.</text:p>
        </text:list-item>
      </text:list>
      <text:list text:style-name="LFO1" text:continue-numbering="true">
        <text:list-item>
          <text:p text:style-name="P19"><text:span text:style-name="T20">Gestão de Serviços:</text:span><text:line-break/><text:s/>Permitir o cadastro e controle de serviços prestados, como manutenção e entregas.</text:p>
        </text:list-item>
      </text:list>
      <text:p text:style-name="Normal"/>
      <text:p text:style-name="P21">5. Diferencial do Projeto</text:p>
      <text:p text:style-name="Normal">Integração com leitor de código de barras, agilizando o processo de venda e cadastro de produtos;</text:p>
      <text:p text:style-name="Normal">Funcionalidade de comparação de preços entre fornecedores, auxiliando na escolha mais econômica para reposição de estoque;</text:p>
      <text:p text:style-name="Normal">Dashboard gerencial interativo, com visualização clara de indicadores estratégicos;</text:p>
      <text:p text:style-name="Normal">Possibilidade futura de automação de pedidos a fornecedores, baseada no nível de estoque;</text:p>
      <text:p text:style-name="Normal">Interface simples e intuitiva, pensada para usuários com baixa familiaridade tecnológica.</text:p>
      <text:p text:style-name="Normal"/>
      <text:p text:style-name="P22">6. Público-Alvo</text:p>
      <text:p text:style-name="Normal">O sistema é destinado a pequenos empreendedores do ramo pet, tendo como público principal:</text:p>
      <text:p text:style-name="Normal">Anderson (proprietário do pet shop): responsável pela gestão do negócio;</text:p>
      <text:p text:style-name="Normal">Esposa e familiares: que atuam no atendimento e operação diária da loja.</text:p>
      <text:p text:style-name="Normal">O sistema será desenvolvido considerando usuários com pouca experiência técnica, priorizando usabilidade e simplicidade.</text:p>
      <text:p text:style-name="Normal"/>
      <text:p text:style-name="P23">7. Metodologia de Desenvolvimento</text:p>
      <text:p text:style-name="Normal">O projeto será desenvolvido utilizando uma arquitetura baseada em aplicações web modernas, com separação entre frontend e backend.</text:p>
      <text:p text:style-name="P24">Tecnologias previstas:</text:p>
      <text:p text:style-name="Normal">Backend:<text:s/>Java,<text:s/>Spring Boot,<text:s/>API REST.</text:p>
      <text:p text:style-name="Normal">Frontend:<text:s/>HTML5,<text:s/>CSS3,<text:s/>JavaScript</text:p>
      <text:p text:style-name="Normal">Banco de Dados:<text:s/>MySQL</text:p>
      <text:p text:style-name="Normal"><text:span text:style-name="T25">Ferramentas e práticas:</text:span><text:span text:style-name="T26"><text:s/></text:span><text:span text:style-name="T27">Versionamento com Git/GitHub</text:span><text:span text:style-name="T28">;<text:s/></text:span>Desenvolvimento incremental (modelo iterativo/incremental);<text:s/>Arquitetura em camadas (Controller, Service, Repository)</text:p>
      <text:p text:style-name="Normal">Metodologia</text:p>
      <text:p text:style-name="Normal">Será adotada uma abordagem iterativa e incremental, permitindo evolução contínua do sistema com validações frequentes com o cliente, conforme recomendado pela Engenharia de Software modern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paragraph-properties fo:margin-bottom="0.0833in" fo:line-height="150%"/>
      <style:text-properties style:font-name="Times New Roman" fo:font-size="12pt" style:font-size-asian="12pt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Título1Char" style:display-name="Título 1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ítuloChar" style:display-name="Título Char" style:family="text" style:parent-style-name="Fonteparág.padrão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ítulo" style:display-name="Subtítulo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style:font-size-complex="12pt" fo:hyphenate="false"/>
    </style:style>
    <style:style style:name="SubtítuloChar" style:display-name="Subtítulo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rpodetexto" style:display-name="Corpo de texto" style:family="paragraph" style:parent-style-name="Normal">
      <style:text-properties fo:hyphenate="false"/>
    </style:style>
    <style:style style:name="CorpodetextoChar" style:display-name="Corpo de texto Char" style:family="text" style:parent-style-name="Fonteparág.padrão"/>
    <style:style style:name="Corpodetexto2" style:display-name="Corpo de texto 2" style:family="paragraph" style:parent-style-name="Normal">
      <style:paragraph-properties fo:line-height="200%"/>
      <style:text-properties fo:hyphenate="false"/>
    </style:style>
    <style:style style:name="Corpodetexto2Char" style:display-name="Corpo de texto 2 Char" style:family="text" style:parent-style-name="Fonteparág.padrão"/>
    <style:style style:name="Corpodetexto3" style:display-name="Corpo de texto 3" style:family="paragraph" style:parent-style-name="Normal">
      <style:text-properties fo:font-size="8pt" style:font-size-asian="8pt" style:font-size-complex="8pt" fo:hyphenate="false"/>
    </style:style>
    <style:style style:name="Corpodetexto3Char" style:display-name="Corpo de texto 3 Char" style:family="text" style:parent-style-name="Fonteparág.padrão">
      <style:text-properties fo:font-size="8pt" style:font-size-asian="8pt" style:font-size-complex="8pt"/>
    </style:style>
    <style:style style:name="Lista" style:display-name="Lista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a2" style:display-name="Lista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a3" style:display-name="Lista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Commarcadores" style:display-name="Com marcadores" style:family="paragraph" style:parent-style-name="Normal" style:list-style-name="LFO13">
      <style:text-properties fo:hyphenate="false"/>
    </style:style>
    <style:style style:name="Commarcadores2" style:display-name="Com marcadores 2" style:family="paragraph" style:parent-style-name="Normal" style:list-style-name="LFO14">
      <style:text-properties fo:hyphenate="false"/>
    </style:style>
    <style:style style:name="Commarcadores3" style:display-name="Com marcadores 3" style:family="paragraph" style:parent-style-name="Normal" style:list-style-name="LFO15">
      <style:text-properties fo:hyphenate="false"/>
    </style:style>
    <style:style style:name="Numerada" style:display-name="Numerada" style:family="paragraph" style:parent-style-name="Normal" style:list-style-name="LFO17">
      <style:text-properties fo:hyphenate="false"/>
    </style:style>
    <style:style style:name="Numerada2" style:display-name="Numerada 2" style:family="paragraph" style:parent-style-name="Normal" style:list-style-name="LFO18">
      <style:text-properties fo:hyphenate="false"/>
    </style:style>
    <style:style style:name="Numerada3" style:display-name="Numerada 3" style:family="paragraph" style:parent-style-name="Normal" style:list-style-name="LFO19">
      <style:text-properties fo:hyphenate="false"/>
    </style:style>
    <style:style style:name="Listadecontinuação" style:display-name="Lista de continuação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Listadecontinuação2" style:display-name="Lista de continuação 2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stadecontinuação3" style:display-name="Lista de continuação 3" style:family="paragraph" style:parent-style-name="Normal">
      <style:paragraph-properties fo:margin-left="0.75in">
        <style:tab-stops/>
      </style:paragraph-properties>
      <style:text-properties fo:hyphenate="false"/>
    </style:style>
    <style:style style:name="Textodemacro" style:display-name="Texto de macro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TextodemacroChar" style:display-name="Texto de macro Char" style:family="text" style:parent-style-name="Fonteparág.padrão">
      <style:text-properties style:font-name="Courier" fo:font-size="10pt" style:font-size-asian="10pt" style:font-size-complex="10pt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000000"/>
    </style:style>
    <style:style style:name="Título4Char" style:display-name="Título 4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ítulo5Char" style:display-name="Título 5 Char" style:family="text" style:parent-style-name="Fonteparág.padrão">
      <style:text-properties style:font-name="Calibri" style:font-name-asian="MS Gothic" style:font-name-complex="Times New Roman" fo:color="#243F60"/>
    </style:style>
    <style:style style:name="Título6Char" style:display-name="Título 6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Título7Char" style:display-name="Título 7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Título8Char" style:display-name="Título 8 Char" style:family="text" style:parent-style-name="Fonteparág.padrão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Título9Char" style:display-name="Título 9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CitaçãoIntensa" style:display-name="Citação Intens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çãoIntensaChar" style:display-name="Citação Intensa Char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4F81BD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808080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4F81BD"/>
    </style:style>
    <style:style style:name="ReferênciaSutil" style:display-name="Referência Sutil" style:family="text" style:parent-style-name="Fonteparág.padrão">
      <style:text-properties fo:font-variant="small-caps" fo:color="#C0504D" style:text-underline-type="single" style:text-underline-style="solid" style:text-underline-width="auto" style:text-underline-mode="continuous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ítulodoLivro" style:display-name="Título do Livro" style:family="text" style:parent-style-name="Fonteparág.padrão">
      <style:text-properties fo:font-weight="bold" style:font-weight-asian="bold" style:font-weight-complex="bold" fo:font-variant="small-caps" fo:letter-spacing="0.0034in"/>
    </style:style>
    <style:style style:name="CabeçalhodoSumário" style:display-name="Cabeçalho do Sumário" style:family="paragraph" style:parent-style-name="Título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pto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14LVL1" style:family="text">
      <style:text-properties style:font-name="Symbol"/>
    </style: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15LVL1" style:family="text">
      <style:text-properties style:font-name="Symbol"/>
    </style: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16LVL1" style:family="text">
      <style:text-properties style:font-name="Symbol"/>
    </style: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generated by python-docx</dc:description>
    <dc:subject/>
    <meta:initial-creator>python-docx</meta:initial-creator>
    <dc:creator>Ryan de Souza Silva</dc:creator>
    <meta:creation-date>2026-03-18T01:00:00Z</meta:creation-date>
    <dc:date>2026-03-18T01:00:00Z</dc:date>
    <meta:template xlink:href="Normal.dotm" xlink:type="simple"/>
    <meta:editing-cycles>2</meta:editing-cycles>
    <meta:editing-duration>PT0S</meta:editing-duration>
    <meta:document-statistic meta:page-count="1" meta:paragraph-count="6" meta:word-count="498" meta:character-count="3183" meta:row-count="22" meta:non-whitespace-character-count="2691"/>
  </office:meta>
</office:document-meta>
</file>